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7382in"/>
    </style:style>
    <style:style style:name="co3" style:family="table-column">
      <style:table-column-properties fo:break-before="auto" style:column-width="1.6701in"/>
    </style:style>
    <style:style style:name="co4" style:family="table-column">
      <style:table-column-properties fo:break-before="auto" style:column-width="1.1528in"/>
    </style:style>
    <style:style style:name="co5" style:family="table-column">
      <style:table-column-properties fo:break-before="auto" style:column-width="1.4047in"/>
    </style:style>
    <style:style style:name="co6" style:family="table-column">
      <style:table-column-properties fo:break-before="auto" style:column-width="1.2346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8366in"/>
    </style:style>
    <style:style style:name="co12" style:family="table-column">
      <style:table-column-properties fo:break-before="auto" style:column-width="1.2244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1.3598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055in"/>
    </style:style>
    <style:style style:name="co18" style:family="table-column">
      <style:table-column-properties fo:break-before="auto" style:column-width="1.972in"/>
    </style:style>
    <style:style style:name="co19" style:family="table-column">
      <style:table-column-properties fo:break-before="auto" style:column-width="1.2154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2693in"/>
    </style:style>
    <style:style style:name="co22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0.9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 style:data-style-name="N61">
      <style:table-cell-properties fo:wrap-option="wrap"/>
      <style:text-properties style:text-outline="false" style:text-line-through-style="none" style:text-line-through-type="none" style:font-name="Hiragino Sans" fo:language="es" fo:country="ES" fo:text-shadow="none" style:text-underline-style="none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6" style:family="table-cell" style:parent-style-name="Default" style:data-style-name="N1"/>
    <style:style style:name="ce11" style:family="table-cell" style:parent-style-name="Default">
      <style:text-properties fo:color="#0000ff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Exposure (yr)</text:p>
          </table:table-cell>
          <table:table-cell office:value-type="string" calcext:value-type="string">
            <text:p>Events per file 214Bi</text:p>
          </table:table-cell>
          <table:table-cell office:value-type="string" calcext:value-type="string">
            <text:p>Events per file 208Tl</text:p>
          </table:table-cell>
          <table:table-cell office:value-type="string" calcext:value-type="string">
            <text:p>max sim events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00000" calcext:value-type="float">
            <text:p>5.00E+05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number-columns-repeated="4"/>
          <table:table-cell table:style-name="ce4"/>
          <table:table-cell table:style-name="ce5"/>
          <table:table-cell table:style-name="ce6"/>
          <table:table-cell table:style-name="ce3"/>
          <table:table-cell table:style-name="ce6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/>
          <table:table-cell table:style-name="ce4"/>
          <table:table-cell table:style-name="ce5"/>
          <table:table-cell table:style-name="ce6"/>
          <table:table-cell table:style-name="ce3"/>
          <table:table-cell table:style-name="ce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style-name="ce8"/>
          <table:table-cell table:number-columns-repeated="9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9"/>
        </table:table-row>
      </table:table>
      <table:table table:name="214Bi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default-cell-style-name="ce3"/>
        <table:table-column table:style-name="co8" table:default-cell-style-name="Default"/>
        <table:table-column table:style-name="co16" table:default-cell-style-name="ce6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Activity (mBq)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Simulation events</text:p>
          </table:table-cell>
          <table:table-cell table:style-name="Default" office:value-type="string" calcext:value-type="string">
            <text:p>Total events</text:p>
          </table:table-cell>
          <table:table-cell office:value-type="string" calcext:value-type="string">
            <text:p>Jobs</text:p>
          </table:table-cell>
          <table:table-cell table:style-name="Default" office:value-type="string" calcext:value-type="string">
            <text:p>Events per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4" office:value-type="float" office:value="0.199" calcext:value-type="float">
            <text:p>1.99E-01</text:p>
          </table:table-cell>
          <table:table-cell office:value-type="float" office:value="0.00004686" calcext:value-type="float">
            <text:p>4.69E-05</text:p>
          </table:table-cell>
          <table:table-cell table:style-name="ce6" table:formula="of:=MIN([$Conf.$D$2]; [$Conf.$B$2]/[.D2] + 1)" office:value-type="float" office:value="500000" calcext:value-type="float">
            <text:p>500000</text:p>
          </table:table-cell>
          <table:table-cell table:formula="of:=[.C2]*[$Conf.$A$2]*0.001*365*24*3600" office:value-type="float" office:value="313783.2" calcext:value-type="float">
            <text:p>3.14E+05</text:p>
          </table:table-cell>
          <table:table-cell table:style-name="ce6" table:formula="of:=[.F2]/[.E2]+1" office:value-type="float" office:value="1.6275664" calcext:value-type="float">
            <text:p>2</text:p>
          </table:table-cell>
          <table:table-cell table:formula="of:=[.E2]*[.D2]" office:value-type="float" office:value="23.4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PM_BOARD</text:p>
          </table:table-cell>
          <table:table-cell office:value-type="float" office:value="8.1" calcext:value-type="float">
            <text:p>8.10E+00</text:p>
          </table:table-cell>
          <table:table-cell office:value-type="float" office:value="0.0006219" calcext:value-type="float">
            <text:p>6.22E-04</text:p>
          </table:table-cell>
          <table:table-cell table:style-name="ce6" table:formula="of:=MIN([$Conf.$D$2]; [$Conf.$B$2]/[.D3] + 1)" office:value-type="float" office:value="80399.7779385753" calcext:value-type="float">
            <text:p>80400</text:p>
          </table:table-cell>
          <table:table-cell table:formula="of:=[.C3]*[$Conf.$A$2]*0.001*365*24*3600" office:value-type="float" office:value="12772080" calcext:value-type="float">
            <text:p>1.28E+07</text:p>
          </table:table-cell>
          <table:table-cell table:style-name="ce6" table:formula="of:=[.F3]/[.E3]+1" office:value-type="float" office:value="159.857155174704" calcext:value-type="float">
            <text:p>160</text:p>
          </table:table-cell>
          <table:table-cell table:formula="of:=[.E3]*[.D3]" office:value-type="float" office:value="50.0006219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office:value-type="float" office:value="0.645" calcext:value-type="float">
            <text:p>6.45E-01</text:p>
          </table:table-cell>
          <table:table-cell office:value-type="float" office:value="0.00003041" calcext:value-type="float">
            <text:p>3.04E-05</text:p>
          </table:table-cell>
          <table:table-cell table:style-name="ce6" table:formula="of:=MIN([$Conf.$D$2]; [$Conf.$B$2]/[.D4] + 1)" office:value-type="float" office:value="500000" calcext:value-type="float">
            <text:p>500000</text:p>
          </table:table-cell>
          <table:table-cell table:formula="of:=[.C4]*[$Conf.$A$2]*0.001*365*24*3600" office:value-type="float" office:value="1017036" calcext:value-type="float">
            <text:p>1.02E+06</text:p>
          </table:table-cell>
          <table:table-cell table:style-name="ce6" table:formula="of:=[.F4]/[.E4]+1" office:value-type="float" office:value="3.034072" calcext:value-type="float">
            <text:p>3</text:p>
          </table:table-cell>
          <table:table-cell table:formula="of:=[.E4]*[.D4]" office:value-type="float" office:value="15.20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PPHIRE_WINDOW</text:p>
          </table:table-cell>
          <table:table-cell office:value-type="float" office:value="2.51" calcext:value-type="float">
            <text:p>2.51E+00</text:p>
          </table:table-cell>
          <table:table-cell office:value-type="float" office:value="0.0001755" calcext:value-type="float">
            <text:p>1.76E-04</text:p>
          </table:table-cell>
          <table:table-cell table:style-name="ce6" table:formula="of:=MIN([$Conf.$D$2]; [$Conf.$B$2]/[.D5] + 1)" office:value-type="float" office:value="284901.284900285" calcext:value-type="float">
            <text:p>284901</text:p>
          </table:table-cell>
          <table:table-cell table:formula="of:=[.C5]*[$Conf.$A$2]*0.001*365*24*3600" office:value-type="float" office:value="3957768" calcext:value-type="float">
            <text:p>3.96E+06</text:p>
          </table:table-cell>
          <table:table-cell table:style-name="ce6" table:formula="of:=[.F5]/[.E5]+1" office:value-type="float" office:value="14.8917169200736" calcext:value-type="float">
            <text:p>15</text:p>
          </table:table-cell>
          <table:table-cell table:formula="of:=[.E5]*[.D5]" office:value-type="float" office:value="50.0001755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TICAL_PAD</text:p>
          </table:table-cell>
          <table:table-cell office:value-type="float" office:value="2.82" calcext:value-type="float">
            <text:p>2.82E+00</text:p>
          </table:table-cell>
          <table:table-cell office:value-type="float" office:value="0.0001647" calcext:value-type="float">
            <text:p>1.65E-04</text:p>
          </table:table-cell>
          <table:table-cell table:style-name="ce6" table:formula="of:=MIN([$Conf.$D$2]; [$Conf.$B$2]/[.D6] + 1)" office:value-type="float" office:value="303583.270795386" calcext:value-type="float">
            <text:p>303583</text:p>
          </table:table-cell>
          <table:table-cell table:formula="of:=[.C6]*[$Conf.$A$2]*0.001*365*24*3600" office:value-type="float" office:value="4446576" calcext:value-type="float">
            <text:p>4.45E+06</text:p>
          </table:table-cell>
          <table:table-cell table:style-name="ce6" table:formula="of:=[.F6]/[.E6]+1" office:value-type="float" office:value="15.6469730968706" calcext:value-type="float">
            <text:p>16</text:p>
          </table:table-cell>
          <table:table-cell table:formula="of:=[.E6]*[.D6]" office:value-type="float" office:value="50.0001647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NAL_PMT_BASE</text:p>
          </table:table-cell>
          <table:table-cell office:value-type="float" office:value="42" calcext:value-type="float">
            <text:p>4.20E+01</text:p>
          </table:table-cell>
          <table:table-cell office:value-type="float" office:value="0.00003564" calcext:value-type="float">
            <text:p>3.56E-05</text:p>
          </table:table-cell>
          <table:table-cell table:style-name="ce6" table:formula="of:=MIN([$Conf.$D$2]; [$Conf.$B$2]/[.D7] + 1)" office:value-type="float" office:value="500000" calcext:value-type="float">
            <text:p>500000</text:p>
          </table:table-cell>
          <table:table-cell table:formula="of:=[.C7]*[$Conf.$A$2]*0.001*365*24*3600" office:value-type="float" office:value="66225600" calcext:value-type="float">
            <text:p>6.62E+07</text:p>
          </table:table-cell>
          <table:table-cell table:style-name="ce6" table:formula="of:=[.F7]/[.E7]+1" office:value-type="float" office:value="133.4512" calcext:value-type="float">
            <text:p>133</text:p>
          </table:table-cell>
          <table:table-cell table:formula="of:=[.E7]*[.D7]" office:value-type="float" office:value="17.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office:value-type="float" office:value="10.9" calcext:value-type="float">
            <text:p>1.09E+01</text:p>
          </table:table-cell>
          <table:table-cell office:value-type="float" office:value="0.001409" calcext:value-type="float">
            <text:p>1.41E-03</text:p>
          </table:table-cell>
          <table:table-cell table:style-name="ce6" table:formula="of:=MIN([$Conf.$D$2]; [$Conf.$B$2]/[.D8] + 1)" office:value-type="float" office:value="35487.160397445" calcext:value-type="float">
            <text:p>35487</text:p>
          </table:table-cell>
          <table:table-cell table:formula="of:=[.C8]*[$Conf.$A$2]*0.001*365*24*3600" office:value-type="float" office:value="17187120" calcext:value-type="float">
            <text:p>1.72E+07</text:p>
          </table:table-cell>
          <table:table-cell table:style-name="ce6" table:formula="of:=[.F8]/[.E8]+1" office:value-type="float" office:value="485.319393479492" calcext:value-type="float">
            <text:p>485</text:p>
          </table:table-cell>
          <table:table-cell table:formula="of:=[.E8]*[.D8]" office:value-type="float" office:value="50.001409" calcext:value-type="float">
            <text:p>5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1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3"/>
          <table:table-cell table:number-columns-repeated="3"/>
          <table:table-cell table:style-name="ce3"/>
          <table:table-cell table:style-name="ce6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3"/>
          <table:table-cell table:style-name="ce3"/>
          <table:table-cell table:style-name="ce6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3"/>
          <table:table-cell table:style-name="ce6"/>
        </table:table-row>
      </table:table>
      <table:table table:name="208Tl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ce8"/>
        <table:table-column table:style-name="co20" table:default-cell-style-name="ce8"/>
        <table:table-column table:style-name="co21" table:default-cell-style-name="ce6"/>
        <table:table-column table:style-name="co22" table:default-cell-style-name="ce3"/>
        <table:table-column table:style-name="co8" table:default-cell-style-name="ce6"/>
        <table:table-column table:style-name="co23" table:default-cell-style-name="ce6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Activity (mBq)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Simulation events</text:p>
          </table:table-cell>
          <table:table-cell table:style-name="Default" office:value-type="string" calcext:value-type="string">
            <text:p>Total events</text:p>
          </table:table-cell>
          <table:table-cell table:style-name="Default" office:value-type="string" calcext:value-type="string">
            <text:p>Jobs</text:p>
          </table:table-cell>
          <table:table-cell table:style-name="Default" office:value-type="string" calcext:value-type="string">
            <text:p>Events per file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7" office:value-type="float" office:value="0.0681" calcext:value-type="float">
            <text:p>6.81E-02</text:p>
          </table:table-cell>
          <table:table-cell office:value-type="float" office:value="0.001421" calcext:value-type="float">
            <text:p>1.42E-03</text:p>
          </table:table-cell>
          <table:table-cell table:formula="of:=MIN([$Conf.$D$2]; [$Conf.$C$2]/[.D2] + 1)" office:value-type="float" office:value="70373.9767769177" calcext:value-type="float">
            <text:p>70374</text:p>
          </table:table-cell>
          <table:table-cell table:formula="of:=[.C2]*[$Conf.$A$2]*0.001*365*24*3600" office:value-type="float" office:value="107380.08" calcext:value-type="float">
            <text:p>1.07E+05</text:p>
          </table:table-cell>
          <table:table-cell table:formula="of:=[.F2]/[.E2]+1" office:value-type="float" office:value="2.52584925448209" calcext:value-type="float">
            <text:p>3</text:p>
          </table:table-cell>
          <table:table-cell table:formula="of:=[.E2]*[.D2]" office:value-type="float" office:value="100.001421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IPM_BOARD</text:p>
          </table:table-cell>
          <table:table-cell office:value-type="float" office:value="1.3" calcext:value-type="float">
            <text:p>1.30E+00</text:p>
          </table:table-cell>
          <table:table-cell office:value-type="float" office:value="0.01222" calcext:value-type="float">
            <text:p>1.22E-02</text:p>
          </table:table-cell>
          <table:table-cell table:formula="of:=MIN([$Conf.$D$2]; [$Conf.$C$2]/[.D3] + 1)" office:value-type="float" office:value="8184.30605564648" calcext:value-type="float">
            <text:p>8184</text:p>
          </table:table-cell>
          <table:table-cell table:formula="of:=[.C3]*[$Conf.$A$2]*0.001*365*24*3600" office:value-type="float" office:value="2049840" calcext:value-type="float">
            <text:p>2.05E+06</text:p>
          </table:table-cell>
          <table:table-cell table:formula="of:=[.F3]/[.E3]+1" office:value-type="float" office:value="251.459841807331" calcext:value-type="float">
            <text:p>251</text:p>
          </table:table-cell>
          <table:table-cell table:formula="of:=[.E3]*[.D3]" office:value-type="float" office:value="100.01222" calcext:value-type="float">
            <text:p>100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office:value-type="float" office:value="0.22" calcext:value-type="float">
            <text:p>2.20E-01</text:p>
          </table:table-cell>
          <table:table-cell office:value-type="float" office:value="0.0008536" calcext:value-type="float">
            <text:p>8.54E-04</text:p>
          </table:table-cell>
          <table:table-cell table:formula="of:=MIN([$Conf.$D$2]; [$Conf.$C$2]/[.D4] + 1)" office:value-type="float" office:value="117151.890346767" calcext:value-type="float">
            <text:p>117152</text:p>
          </table:table-cell>
          <table:table-cell table:formula="of:=[.C4]*[$Conf.$A$2]*0.001*365*24*3600" office:value-type="float" office:value="346896" calcext:value-type="float">
            <text:p>3.47E+05</text:p>
          </table:table-cell>
          <table:table-cell table:formula="of:=[.F4]/[.E4]+1" office:value-type="float" office:value="3.96107898022982" calcext:value-type="float">
            <text:p>4</text:p>
          </table:table-cell>
          <table:table-cell table:formula="of:=[.E4]*[.D4]" office:value-type="float" office:value="100.0008536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APPHIRE_WINDOW</text:p>
          </table:table-cell>
          <table:table-cell office:value-type="float" office:value="0.356" calcext:value-type="float">
            <text:p>3.56E-01</text:p>
          </table:table-cell>
          <table:table-cell office:value-type="float" office:value="0.005168" calcext:value-type="float">
            <text:p>5.17E-03</text:p>
          </table:table-cell>
          <table:table-cell table:formula="of:=MIN([$Conf.$D$2]; [$Conf.$C$2]/[.D5] + 1)" office:value-type="float" office:value="19350.8452012384" calcext:value-type="float">
            <text:p>19351</text:p>
          </table:table-cell>
          <table:table-cell table:formula="of:=[.C5]*[$Conf.$A$2]*0.001*365*24*3600" office:value-type="float" office:value="561340.8" calcext:value-type="float">
            <text:p>5.61E+05</text:p>
          </table:table-cell>
          <table:table-cell table:formula="of:=[.F5]/[.E5]+1" office:value-type="float" office:value="30.0085933798941" calcext:value-type="float">
            <text:p>30</text:p>
          </table:table-cell>
          <table:table-cell table:formula="of:=[.E5]*[.D5]" office:value-type="float" office:value="100.005168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PTICAL_PAD</text:p>
          </table:table-cell>
          <table:table-cell office:value-type="float" office:value="0.831" calcext:value-type="float">
            <text:p>8.31E-01</text:p>
          </table:table-cell>
          <table:table-cell office:value-type="float" office:value="0.004874" calcext:value-type="float">
            <text:p>4.87E-03</text:p>
          </table:table-cell>
          <table:table-cell table:formula="of:=MIN([$Conf.$D$2]; [$Conf.$C$2]/[.D6] + 1)" office:value-type="float" office:value="20518.0291341814" calcext:value-type="float">
            <text:p>20518</text:p>
          </table:table-cell>
          <table:table-cell table:formula="of:=[.C6]*[$Conf.$A$2]*0.001*365*24*3600" office:value-type="float" office:value="1310320.8" calcext:value-type="float">
            <text:p>1.31E+06</text:p>
          </table:table-cell>
          <table:table-cell table:formula="of:=[.F6]/[.E6]+1" office:value-type="float" office:value="64.8619231618651" calcext:value-type="float">
            <text:p>65</text:p>
          </table:table-cell>
          <table:table-cell table:formula="of:=[.E6]*[.D6]" office:value-type="float" office:value="100.004874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INTERNAL_PMT_BASE</text:p>
          </table:table-cell>
          <table:table-cell office:value-type="float" office:value="53.5" calcext:value-type="float">
            <text:p>5.35E+01</text:p>
          </table:table-cell>
          <table:table-cell office:value-type="float" office:value="0.001024" calcext:value-type="float">
            <text:p>1.02E-03</text:p>
          </table:table-cell>
          <table:table-cell table:formula="of:=MIN([$Conf.$D$2]; [$Conf.$C$2]/[.D7] + 1)" office:value-type="float" office:value="97657.25" calcext:value-type="float">
            <text:p>97657</text:p>
          </table:table-cell>
          <table:table-cell table:formula="of:=[.C7]*[$Conf.$A$2]*0.001*365*24*3600" office:value-type="float" office:value="84358800" calcext:value-type="float">
            <text:p>8.44E+07</text:p>
          </table:table-cell>
          <table:table-cell table:formula="of:=[.F7]/[.E7]+1" office:value-type="float" office:value="864.825266429272" calcext:value-type="float">
            <text:p>865</text:p>
          </table:table-cell>
          <table:table-cell table:formula="of:=[.E7]*[.D7]" office:value-type="float" office:value="100.001024" calcext:value-type="float">
            <text:p>100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office:value-type="float" office:value="1.51" calcext:value-type="float">
            <text:p>1.51E+00</text:p>
          </table:table-cell>
          <table:table-cell office:value-type="float" office:value="0.01426" calcext:value-type="float">
            <text:p>1.43E-02</text:p>
          </table:table-cell>
          <table:table-cell table:formula="of:=MIN([$Conf.$D$2]; [$Conf.$C$2]/[.D8] + 1)" office:value-type="float" office:value="7013.62272089762" calcext:value-type="float">
            <text:p>7014</text:p>
          </table:table-cell>
          <table:table-cell table:formula="of:=[.C8]*[$Conf.$A$2]*0.001*365*24*3600" office:value-type="float" office:value="2380968" calcext:value-type="float">
            <text:p>2.38E+06</text:p>
          </table:table-cell>
          <table:table-cell table:formula="of:=[.F8]/[.E8]+1" office:value-type="float" office:value="340.477627290348" calcext:value-type="float">
            <text:p>340</text:p>
          </table:table-cell>
          <table:table-cell table:formula="of:=[.E8]*[.D8]" office:value-type="float" office:value="100.01426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0" number:min-decimal-places="0" number:min-integer-digits="0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>
      <style:text-properties style:font-name="Hiragino Sans" fo:font-family="'Hiragino Sans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0:07:43.380715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2T19:58:59.067280636</meta:creation-date>
    <dc:date>2021-05-14T21:45:43.477798794</dc:date>
    <meta:editing-duration>PT4H33M41S</meta:editing-duration>
    <meta:editing-cycles>40</meta:editing-cycles>
    <meta:generator>LibreOffice/7.1.2.2$MacOSX_X86_64 LibreOffice_project/8a45595d069ef5570103caea1b71cc9d82b2aae4</meta:generator>
    <meta:document-statistic meta:table-count="3" meta:cell-count="128" meta:object-count="0"/>
  </office:meta>
</office:document-meta>
</file>